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6.3431in" table:align="left"/>
    </style:style>
    <style:style style:name="Table2.A" style:family="table-column">
      <style:table-column-properties style:column-width="6.3431in"/>
    </style:style>
    <style:style style:name="Table2.A1" style:family="table-cell">
      <style:table-cell-properties style:vertical-align="middle"/>
    </style:style>
    <style:style style:name="P1" style:family="paragraph" style:parent-style-name="Standard">
      <style:text-properties fo:font-size="10pt" style:font-size-asian="10pt" style:font-size-complex="10pt"/>
    </style:style>
    <style:style style:name="P2" style:family="paragraph" style:parent-style-name="Standard" style:list-style-name="L1">
      <style:text-properties fo:font-size="10pt" style:font-size-asian="10pt" style:font-size-complex="10pt"/>
    </style:style>
    <style:style style:name="P3" style:family="paragraph" style:parent-style-name="Standard" style:list-style-name="L2">
      <style:text-properties fo:font-size="10pt" style:font-size-asian="10pt" style:font-size-complex="10pt"/>
    </style:style>
    <style:style style:name="P4" style:family="paragraph" style:parent-style-name="Standard" style:list-style-name="L3">
      <style:text-properties fo:font-size="10pt" style:font-size-asian="10pt" style:font-size-complex="10pt"/>
    </style:style>
    <style:style style:name="P5" style:family="paragraph" style:parent-style-name="Standard" style:list-style-name="L4">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T1" style:family="text">
      <style:text-properties fo:font-size="9.75pt" style:font-size-asian="9.75pt" style:font-size-complex="9.75pt"/>
    </style:style>
    <style:style style:name="T2" style:family="text">
      <style:text-properties fo:font-variant="normal" fo:text-transform="none" fo:color="#000000" style:font-name="Open Sans" fo:font-size="9.75pt" fo:letter-spacing="normal" fo:font-style="normal" fo:font-weight="normal"/>
    </style:style>
    <style:style style:name="T3" style:family="text">
      <style:text-properties fo:font-variant="normal" fo:text-transform="none" fo:color="#000000" style:font-name="Consolas" fo:font-style="normal" fo:font-weight="normal" fo:background-color="#e0e0e0"/>
    </style:style>
    <style:style style:name="T4" style:family="text">
      <style:text-properties fo:font-variant="normal" fo:text-transform="none" fo:color="#000000" style:font-name="Consolas" fo:font-style="normal" fo:font-weight="normal" fo:background-color="#ffffff"/>
    </style:style>
    <style:style style:name="T5" style:family="text">
      <style:text-properties fo:font-variant="normal" fo:text-transform="none" fo:color="#000000" fo:font-size="9.75pt" fo:letter-spacing="normal"/>
    </style:style>
    <style:style style:name="T6" style:family="text">
      <style:text-properties fo:font-variant="normal" fo:text-transform="none" fo:color="#000000" fo:letter-spacing="normal"/>
    </style:style>
    <style:style style:name="T7" style:family="text">
      <style:text-properties fo:font-variant="normal" fo:text-transform="none" fo:color="#019c50" style:text-line-through-style="none" style:font-name="Open Sans" fo:font-size="9.75pt" fo:letter-spacing="normal" fo:font-style="normal" style:text-underline-style="none" fo:font-weight="normal" style:text-blinking="false"/>
    </style:style>
    <style:style style:name="T8" style:family="text">
      <style:text-properties fo:font-variant="normal" fo:text-transform="none" fo:color="#019c50" style:text-line-through-style="none" fo:font-size="9.75pt" fo:letter-spacing="normal" style:text-underline-style="none" style:text-blinking="false"/>
    </style:style>
    <style:style style:name="T9" style:family="text">
      <style:text-properties fo:font-variant="normal" fo:text-transform="none" fo:color="#019c50" style:text-line-through-style="none" fo:letter-spacing="normal" style:text-underline-style="none" style:text-blinking="false"/>
    </style:style>
    <style:style style:name="T10" style:family="text">
      <style:text-properties fo:font-variant="normal" fo:text-transform="none" fo:color="#008200" style:font-name="Consolas" fo:font-style="normal" fo:font-weight="normal" fo:background-color="#e0e0e0"/>
    </style:style>
    <style:style style:name="T11" style:family="text">
      <style:text-properties fo:font-variant="normal" fo:text-transform="none" fo:color="#008200" style:font-name="Consolas" fo:font-style="normal" fo:font-weight="normal" fo:background-color="#ffffff"/>
    </style:style>
    <style:style style:name="T12" style:family="text">
      <style:text-properties fo:font-variant="normal" fo:text-transform="none" fo:color="#006699" style:font-name="Consolas" fo:font-style="normal" fo:font-weight="bold" fo:background-color="#e0e0e0"/>
    </style:style>
    <style:style style:name="T13" style:family="text">
      <style:text-properties fo:font-variant="normal" fo:text-transform="none" fo:color="#006699" style:font-name="Consolas" fo:font-style="normal" fo:font-weight="bold" fo:background-color="#ffffff"/>
    </style:style>
    <style:style style:name="T14" style:family="text">
      <style:text-properties fo:font-variant="normal" fo:text-transform="none" style:font-name="Consolas" fo:font-style="normal" fo:font-weight="normal" fo:background-color="#e0e0e0"/>
    </style:style>
    <style:style style:name="T15"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16" style:family="text">
      <style:text-properties fo:font-variant="normal" fo:text-transform="none" style:font-name="Consolas" fo:font-style="normal" fo:font-weight="normal" fo:background-color="#ffffff"/>
    </style:style>
    <style:style style:name="T17" style:family="text">
      <style:text-properties fo:font-variant="normal" fo:text-transform="none" fo:color="#808080" style:font-name="Consolas" fo:font-style="normal" fo:font-weight="bold" fo:background-color="#e0e0e0"/>
    </style:style>
    <style:style style:name="T18" style:family="text">
      <style:text-properties fo:font-variant="normal" fo:text-transform="none" fo:color="#808080" style:font-name="Consolas" fo:font-style="normal" fo:font-weight="bold" fo:background-color="#ffffff"/>
    </style:style>
    <style:style style:name="T19" style:family="text">
      <style:text-properties fo:font-variant="normal" fo:text-transform="none" fo:color="#808080" style:font-name="Consolas" fo:font-style="normal" fo:font-weight="normal" fo:background-color="#ffffff"/>
    </style:style>
    <style:style style:name="T20" style:family="text">
      <style:text-properties fo:font-variant="normal" fo:text-transform="none" fo:background-color="#e0e0e0"/>
    </style:style>
    <style:style style:name="T21" style:family="text">
      <style:text-properties fo:font-variant="normal" fo:text-transform="none" fo:background-color="#ffffff"/>
    </style:style>
    <style:style style:name="T22" style:family="text">
      <style:text-properties fo:font-variant="normal" fo:text-transform="none" fo:color="#ff1493" style:font-name="Consolas" fo:font-style="normal" fo:font-weight="bold" fo:background-color="#ffffff"/>
    </style:style>
    <style:style style:name="T23" style:family="text">
      <style:text-properties fo:font-variant="normal" fo:text-transform="none" fo:color="#0000ff" style:font-name="Consolas" fo:font-style="normal" fo:font-weight="normal" fo:background-color="#ffffff"/>
    </style:style>
    <style:style style:name="T24" style:family="text">
      <style:text-properties style:font-name="Consolas1" fo:font-size="9pt" fo:font-style="normal" fo:font-weight="normal"/>
    </style:style>
    <style:style style:name="fr1"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VL Tree | Set 1 (Insertion)</text:p>
      <text:p text:style-name="P1">Binary Search Tree | Set 1 (Search and Insertion)</text:p>
      <text:p text:style-name="P1">The following is definition of Binary Search Tree(BST) according to Wikipedia</text:p>
      <text:p text:style-name="P1">Binary Search Tree, is a node-based binary tree data structure which has the following properties:<text:bookmark text:name="more-8837"/></text:p>
      <text:list xml:id="list4031041571117637575" text:style-name="L1">
        <text:list-item>
          <text:p text:style-name="P2">The left subtree of a node contains only nodes with keys less than the node’s key.</text:p>
        </text:list-item>
        <text:list-item>
          <text:p text:style-name="P2">The right subtree of a node contains only nodes with keys greater than the node’s key.</text:p>
        </text:list-item>
        <text:list-item>
          <text:p text:style-name="P2">The left and right subtree each must also be a binary search tree.<text:line-break/>There must be no duplicate nodes.</text:p>
        </text:list-item>
      </text:list>
      <text:p text:style-name="P1"><draw:a xlink:type="simple" xlink:href="http://d30wr2otswzun8.cloudfront.net/wp-content/uploads/2014/01/200px-Binary_search_tree.svg_.png"><draw:frame draw:style-name="fr1" draw:name="graphics1" text:anchor-type="as-char" svg:width="2.111in" svg:height="1.7673in" draw:z-index="0"><draw:image xlink:href="http://d30wr2otswzun8.cloudfront.net/wp-content/uploads/2014/01/200px-Binary_search_tree.svg_.png" xlink:type="simple" xlink:show="embed" xlink:actuate="onLoad"/><svg:title>200px-Binary_search_tree.svg</svg:title></draw:frame></draw:a></text:p>
      <text:p text:style-name="P1">The above properties of Binary Search Tree provide an ordering among keys so that the operations like search, minimum and maximum can be done fast. If there is no ordering, then we may have to compare every key to search a given key.</text:p>
      <text:p text:style-name="P1"> </text:p>
      <text:p text:style-name="P6">Searching a key</text:p>
      <text:p text:style-name="P1"><text:line-break/>To search a given key in Bianry Search Tree, we first compare it with root, if the key is present at root, we return root. If key is greater than root’s key, we recur for right subtree of root node. Otherwise we recur for left subtree.</text:p>
      <text:list xml:id="list6041177693712707244" text:style-name="L2">
        <text:list-item>
          <text:p text:style-name="P3"/>
        </text:list-item>
      </text:list>
      <text:p text:style-name="P1"><text:line-break/>Illustration:<text:line-break/><draw:a xlink:type="simple" xlink:href="http://d30wr2otswzun8.cloudfront.net/wp-content/uploads/2014/01/BSTSearch.png"><draw:frame draw:style-name="fr2" draw:name="graphics2" text:anchor-type="as-char" svg:width="5.861in" svg:height="4.1945in" draw:z-index="1"><draw:image xlink:href="http://d30wr2otswzun8.cloudfront.net/wp-content/uploads/2014/01/BSTSearch.png" xlink:type="simple" xlink:show="embed" xlink:actuate="onLoad"/><svg:title>bstsearch</svg:title></draw:frame></draw:a><text:line-break/>Image is taken from here.</text:p>
      <text:p text:style-name="P1"> </text:p>
      <text:p text:style-name="P1">Insertion of a key</text:p>
      <text:p text:style-name="P1"><text:line-break/><text:soft-page-break/>A new key is always inserted at leaf. We start searching a key from root till we hit a leaf node. Once a leaf node is found, the new node is added as a child of the leaf node.</text:p>
      <text:p text:style-name="P1"><text:s text:c="9"/>100 <text:s text:c="30"/>100</text:p>
      <text:p text:style-name="P1"><text:s text:c="8"/>/ <text:s text:c="2"/>\ <text:s text:c="7"/>Insert 40 <text:s text:c="11"/>/ <text:s text:c="3"/>\</text:p>
      <text:p text:style-name="P1"><text:s text:c="6"/>20 <text:s text:c="4"/>500 <text:s text:c="3"/>---------&gt; <text:s text:c="9"/>20 <text:s text:c="4"/>500 </text:p>
      <text:p text:style-name="P1"><text:s text:c="5"/>/ <text:s/>\ <text:s text:c="29"/>/ <text:s/>\ <text:s/></text:p>
      <text:p text:style-name="P1"><text:s text:c="4"/>10 <text:s text:c="2"/>30 <text:s text:c="26"/>10 <text:s text:c="2"/>30</text:p>
      <text:p text:style-name="P1"><text:s text:c="46"/>\ <text:s text:c="2"/></text:p>
      <text:p text:style-name="P1"><text:s text:c="46"/>40</text:p>
      <text:list xml:id="list2182198223877431905" text:style-name="L3">
        <text:list-item>
          <text:p text:style-name="P4"><text:bookmark text:name="tablist2-tab1"/>C/C++</text:p>
        </text:list-item>
        <text:list-item>
          <text:p text:style-name="P4"><text:bookmark text:name="tablist2-tab2"/>Python</text:p>
        </text:list-item>
        <text:list-item>
          <text:p text:style-name="P4"><text:bookmark text:name="tablist2-tab3"/>Java</text:p>
        </text:list-item>
      </text:list>
      <text:section text:style-name="Sect1" text:name="tablist2-panel1">
        <text:p text:style-name="P1"/>
        <text:section text:style-name="Sect1" text:name="highlighter_96426">
          <table:table table:name="Table2" table:style-name="Table2">
            <table:table-column table:style-name="Table2.A"/>
            <table:table-row>
              <table:table-cell table:style-name="Table2.A1" office:value-type="string">
                <text:p text:style-name="P1">// C program to demonstrate insert operation in binary search tree</text:p>
                <text:p text:style-name="P1">#include&lt;stdio.h&gt;</text:p>
                <text:p text:style-name="P1">#include&lt;stdlib.h&gt;</text:p>
                <text:p text:style-name="P1">  </text:p>
                <text:p text:style-name="P1">struct node</text:p>
                <text:p text:style-name="P1">{</text:p>
                <text:p text:style-name="P1">    int key;</text:p>
                <text:p text:style-name="P1">    struct node *left, *right;</text:p>
                <text:p text:style-name="P1">};</text:p>
                <text:p text:style-name="P1">  </text:p>
                <text:p text:style-name="P1">// A utility function to create a new BST node</text:p>
                <text:p text:style-name="P1">struct node *newNode(int item)</text:p>
                <text:p text:style-name="P1">{</text:p>
                <text:p text:style-name="P1">    struct node *temp =  (struct node *)malloc(sizeof(struct node));</text:p>
                <text:p text:style-name="P1">    temp-&gt;key = item;</text:p>
                <text:p text:style-name="P1">    temp-&gt;left = temp-&gt;right = NULL;</text:p>
                <text:p text:style-name="P1">    return temp;</text:p>
                <text:p text:style-name="P1">}</text:p>
                <text:p text:style-name="P1">  </text:p>
                <text:p text:style-name="P1">// A utility function to do inorder traversal of BST</text:p>
                <text:p text:style-name="P1">void inorder(struct node *root)</text:p>
                <text:p text:style-name="P1">{</text:p>
                <text:p text:style-name="P1">    if (root != NULL)</text:p>
                <text:p text:style-name="P1">    {</text:p>
                <text:p text:style-name="P1">        inorder(root-&gt;left);</text:p>
                <text:p text:style-name="P1">        printf("%d \n", root-&gt;key);</text:p>
                <text:p text:style-name="P1">        inorder(root-&gt;right);</text:p>
                <text:p text:style-name="P1">    }</text:p>
                <text:p text:style-name="P1">}</text:p>
                <text:p text:style-name="P1">  </text:p>
                <text:p text:style-name="P1">/* A utility function to insert a new node with given key in BST */</text:p>
                <text:p text:style-name="P1">struct node* insert(struct node* node, int key)</text:p>
                <text:p text:style-name="P1">{</text:p>
                <text:p text:style-name="P1">    /* If the tree is empty, return a new node */</text:p>
                <text:p text:style-name="P1">    if (node == NULL) return newNode(key);</text:p>
                <text:p text:style-name="P1"> </text:p>
                <text:p text:style-name="P1">    /* Otherwise, recur down the tree */</text:p>
                <text:p text:style-name="P1">    if (key &lt; node-&gt;key)</text:p>
                <text:p text:style-name="P1">        node-&gt;left  = insert(node-&gt;left, key);</text:p>
                <text:p text:style-name="P1">    else if (key &gt; node-&gt;key)</text:p>
                <text:p text:style-name="P1">        node-&gt;right = insert(node-&gt;right, key);   </text:p>
                <text:p text:style-name="P1"> </text:p>
                <text:p text:style-name="P1">    /* return the (unchanged) node pointer */</text:p>
                <text:p text:style-name="P1">    return node;</text:p>
                <text:p text:style-name="P1">}</text:p>
                <text:p text:style-name="P1">  </text:p>
                <text:p text:style-name="P1">// Driver Program to test above functions</text:p>
                <text:p text:style-name="P1">int main()</text:p>
                <text:p text:style-name="P1">{</text:p>
                <text:p text:style-name="P1"><text:soft-page-break/>    /* Let us create following BST</text:p>
                <text:p text:style-name="P1">              50</text:p>
                <text:p text:style-name="P1">           /     \</text:p>
                <text:p text:style-name="P1">          30      70</text:p>
                <text:p text:style-name="P1">         /  \    /  \</text:p>
                <text:p text:style-name="P1">       20   40  60   80 */</text:p>
                <text:p text:style-name="P1">    struct node *root = NULL;</text:p>
                <text:p text:style-name="P1">    root = insert(root, 50);</text:p>
                <text:p text:style-name="P1">    insert(root, 30);</text:p>
                <text:p text:style-name="P1">    insert(root, 20);</text:p>
                <text:p text:style-name="P1">    insert(root, 40);</text:p>
                <text:p text:style-name="P1">    insert(root, 70);</text:p>
                <text:p text:style-name="P1">    insert(root, 60);</text:p>
                <text:p text:style-name="P1">    insert(root, 80);</text:p>
                <text:p text:style-name="P1">  </text:p>
                <text:p text:style-name="P1">    // print inoder traversal of the BST</text:p>
                <text:p text:style-name="P1">    inorder(root);</text:p>
                <text:p text:style-name="P1">  </text:p>
                <text:p text:style-name="P1">    return 0;</text:p>
                <text:p text:style-name="P1">}</text:p>
              </table:table-cell>
            </table:table-row>
          </table:table>
          <text:p text:style-name="P1">Run on IDE</text:p>
        </text:section>
      </text:section>
      <text:p text:style-name="P1"><text:line-break/>Output:</text:p>
      <text:p text:style-name="P1">20</text:p>
      <text:p text:style-name="P1">30</text:p>
      <text:p text:style-name="P1">40</text:p>
      <text:p text:style-name="P1">50</text:p>
      <text:p text:style-name="P1">60</text:p>
      <text:p text:style-name="P1">70</text:p>
      <text:p text:style-name="P1">80</text:p>
      <text:p text:style-name="P1"><draw:a xlink:type="simple" xlink:href="http://d30wr2otswzun8.cloudfront.net/wp-content/uploads/2014/01/BSTINsert.png"><draw:frame draw:style-name="fr2" draw:name="graphics3" text:anchor-type="as-char" svg:width="5.861in" svg:height="4.1425in" draw:z-index="2"><draw:image xlink:href="http://d30wr2otswzun8.cloudfront.net/wp-content/uploads/2014/01/BSTINsert.png" xlink:type="simple" xlink:show="embed" xlink:actuate="onLoad"/><svg:title>bstinsert</svg:title></draw:frame></draw:a><text:line-break/>Image is taken from here.</text:p>
      <text:p text:style-name="P1">Time Complexity: The worst case time complexity of search and insert operations is O(h) where h is height of Binary Search Tree. In worst case, we may have to travel from root to the deepest leaf node. The height of a skewed tree may become n and the time complexity of search and insert operation may become O(n).</text:p>
      <text:p text:style-name="P1">Some Interesting Facts:</text:p>
      <text:list xml:id="list5320595757911752010" text:style-name="L4">
        <text:list-item>
          <text:p text:style-name="P5"><text:soft-page-break/>Inorder traversal of BST always produces sorted output.</text:p>
        </text:list-item>
        <text:list-item>
          <text:p text:style-name="P5">We can construct a BST with only Preorder or Postorder or Level Order traversal. Note that we can always get inorder traversal by sorting the only given traversal.</text:p>
        </text:list-item>
        <text:list-item>
          <text:p text:style-name="P5">Number of unique BSTs with n distinct keys is Catalan Number</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8M28S</meta:editing-duration>
    <meta:editing-cycles>29</meta:editing-cycles>
    <meta:generator>OpenOffice/4.1.2$Win32 OpenOffice.org_project/412m3$Build-9782</meta:generator>
    <dc:date>2016-11-23T15:57:11.60</dc:date>
    <dc:creator>Shailendra Singh</dc:creator>
    <meta:document-statistic meta:table-count="1" meta:image-count="3" meta:object-count="0" meta:page-count="4" meta:paragraph-count="110" meta:word-count="613" meta:character-count="3773"/>
    <meta:user-defined meta:name="Info 1"/>
    <meta:user-defined meta:name="Info 2"/>
    <meta:user-defined meta:name="Info 3"/>
    <meta:user-defined meta:name="Info 4"/>
  </office:meta>
</office:document-meta>
</file>